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3.76cm" table:align="left"/>
    </style:style>
    <style:style style:name="Tableau1.A" style:family="table-column">
      <style:table-column-properties style:column-width="0.425cm"/>
    </style:style>
    <style:style style:name="Tableau1.B" style:family="table-column">
      <style:table-column-properties style:column-width="1.386cm"/>
    </style:style>
    <style:style style:name="Tableau1.C" style:family="table-column">
      <style:table-column-properties style:column-width="4.856cm"/>
    </style:style>
    <style:style style:name="Tableau1.D" style:family="table-column">
      <style:table-column-properties style:column-width="7.093cm"/>
    </style:style>
    <style:style style:name="Tableau1.A1" style:family="table-cell">
      <style:table-cell-properties style:vertical-align="middle" fo:padding="0.049cm" fo:border="none"/>
    </style:style>
    <style:style style:name="Tableau1.D10" style:family="table-cell">
      <style:table-cell-properties fo:padding="0.049cm" fo:border="none"/>
    </style:style>
    <style:style style:name="P1" style:family="paragraph" style:parent-style-name="Heading_20_2">
      <style:text-properties style:font-name="Arial" fo:font-size="10pt" officeooo:rsid="000c1076" officeooo:paragraph-rsid="00071d28" style:font-size-asian="10pt" style:font-size-complex="10pt"/>
    </style:style>
    <style:style style:name="P2" style:family="paragraph" style:parent-style-name="Table_20_Contents">
      <style:text-properties fo:font-size="2pt" style:font-size-asian="2pt" style:font-size-complex="2pt"/>
    </style:style>
    <style:style style:name="P3" style:family="paragraph" style:parent-style-name="Standard">
      <style:text-properties style:font-name="Arial" fo:font-size="10pt" officeooo:rsid="000c1076" officeooo:paragraph-rsid="00071d28" style:font-size-asian="10pt" style:font-size-complex="10pt"/>
    </style:style>
    <style:style style:name="P4" style:family="paragraph" style:parent-style-name="Horizontal_20_Line">
      <style:paragraph-properties fo:margin-top="0cm" fo:margin-bottom="0.247cm" style:contextual-spacing="false" fo:line-height="115%"/>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style style:name="T1" style:family="text">
      <style:text-properties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istribution appliquée — identique dans chaque table</text:h>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text:p>
            </table:table-cell>
            <table:table-cell table:style-name="Tableau1.A1" office:value-type="string">
              <text:p text:style-name="Table_20_Heading">Lignes</text:p>
            </table:table-cell>
            <table:table-cell table:style-name="Tableau1.A1" office:value-type="string">
              <text:p text:style-name="Table_20_Heading">Type</text:p>
            </table:table-cell>
            <table:table-cell table:style-name="Tableau1.A1" office:value-type="string">
              <text:p text:style-name="Table_20_Heading">Exemple concret</text:p>
            </table:table-cell>
          </table:table-row>
        </table:table-header-rows>
        <table:table-row>
          <table:table-cell table:style-name="Tableau1.A1" office:value-type="string">
            <text:p text:style-name="Table_20_Contents">1</text:p>
          </table:table-cell>
          <table:table-cell table:style-name="Tableau1.A1" office:value-type="string">
            <text:p text:style-name="Table_20_Contents"><text:span text:style-name="Strong_20_Emphasis">30</text:span></text:p>
          </table:table-cell>
          <table:table-cell table:style-name="Tableau1.A1" office:value-type="string">
            <text:p text:style-name="Table_20_Contents">✅ Normales et correctes</text:p>
          </table:table-cell>
          <table:table-cell table:style-name="Tableau1.A1" office:value-type="string">
            <text:p text:style-name="Table_20_Contents">Données réelles cohérentes</text:p>
          </table:table-cell>
        </table:table-row>
        <table:table-row>
          <table:table-cell table:style-name="Tableau1.A1" office:value-type="string">
            <text:p text:style-name="Table_20_Contents">2</text:p>
          </table:table-cell>
          <table:table-cell table:style-name="Tableau1.A1" office:value-type="string">
            <text:p text:style-name="Table_20_Contents"><text:span text:style-name="Strong_20_Emphasis">2</text:span></text:p>
          </table:table-cell>
          <table:table-cell table:style-name="Tableau1.A1" office:value-type="string">
            <text:p text:style-name="Table_20_Contents">🔴 Doublons</text:p>
          </table:table-cell>
          <table:table-cell table:style-name="Tableau1.A1" office:value-type="string">
            <text:p text:style-name="Table_20_Contents">Même ligne exacte répétée</text:p>
          </table:table-cell>
        </table:table-row>
        <table:table-row>
          <table:table-cell table:style-name="Tableau1.A1" office:value-type="string">
            <text:p text:style-name="Table_20_Contents">3</text:p>
          </table:table-cell>
          <table:table-cell table:style-name="Tableau1.A1" office:value-type="string">
            <text:p text:style-name="Table_20_Contents"><text:span text:style-name="Strong_20_Emphasis">3</text:span></text:p>
          </table:table-cell>
          <table:table-cell table:style-name="Tableau1.A1" office:value-type="string">
            <text:p text:style-name="Table_20_Contents">🟠 Valeurs NULL</text:p>
          </table:table-cell>
          <table:table-cell table:style-name="Tableau1.A1" office:value-type="string">
            <text:p text:style-name="Table_20_Contents">Colonne vide (Description, Prix, Qte…)</text:p>
          </table:table-cell>
        </table:table-row>
        <table:table-row>
          <table:table-cell table:style-name="Tableau1.A1" office:value-type="string">
            <text:p text:style-name="Table_20_Contents">4</text:p>
          </table:table-cell>
          <table:table-cell table:style-name="Tableau1.A1" office:value-type="string">
            <text:p text:style-name="Table_20_Contents"><text:span text:style-name="Strong_20_Emphasis">2</text:span></text:p>
          </table:table-cell>
          <table:table-cell table:style-name="Tableau1.A1" office:value-type="string">
            <text:p text:style-name="Table_20_Contents">🟡 Valeurs négatives</text:p>
          </table:table-cell>
          <table:table-cell table:style-name="Tableau1.A1" office:value-type="string">
            <text:p text:style-name="Table_20_Contents">QteVendue=-3, StockEntree=-200</text:p>
          </table:table-cell>
        </table:table-row>
        <table:table-row>
          <table:table-cell table:style-name="Tableau1.A1" office:value-type="string">
            <text:p text:style-name="Table_20_Contents">5</text:p>
          </table:table-cell>
          <table:table-cell table:style-name="Tableau1.A1" office:value-type="string">
            <text:p text:style-name="Table_20_Contents"><text:span text:style-name="Strong_20_Emphasis">2</text:span></text:p>
          </table:table-cell>
          <table:table-cell table:style-name="Tableau1.A1" office:value-type="string">
            <text:p text:style-name="Table_20_Contents">🔵 Valeurs aberrantes</text:p>
          </table:table-cell>
          <table:table-cell table:style-name="Tableau1.A1" office:value-type="string">
            <text:p text:style-name="Table_20_Contents">Prix=99999, Quantite=9999</text:p>
          </table:table-cell>
        </table:table-row>
        <table:table-row>
          <table:table-cell table:style-name="Tableau1.A1" office:value-type="string">
            <text:p text:style-name="Table_20_Contents">6</text:p>
          </table:table-cell>
          <table:table-cell table:style-name="Tableau1.A1" office:value-type="string">
            <text:p text:style-name="Table_20_Contents"><text:span text:style-name="Strong_20_Emphasis">1</text:span></text:p>
          </table:table-cell>
          <table:table-cell table:style-name="Tableau1.A1" office:value-type="string">
            <text:p text:style-name="Table_20_Contents">🟣 Incohérence logique</text:p>
          </table:table-cell>
          <table:table-cell table:style-name="Tableau1.A1" office:value-type="string">
            <text:p text:style-name="Table_20_Contents">QteDefectueuse &gt; QteProduiteTotal</text:p>
          </table:table-cell>
        </table:table-row>
        <table:table-row>
          <table:table-cell table:style-name="Tableau1.A1" office:value-type="string">
            <text:p text:style-name="Table_20_Contents">7</text:p>
          </table:table-cell>
          <table:table-cell table:style-name="Tableau1.A1" office:value-type="string">
            <text:p text:style-name="Table_20_Contents"><text:span text:style-name="Strong_20_Emphasis">1</text:span></text:p>
          </table:table-cell>
          <table:table-cell table:style-name="Tableau1.A1" office:value-type="string">
            <text:p text:style-name="Table_20_Contents">⚪ Tout à zéro</text:p>
          </table:table-cell>
          <table:table-cell table:style-name="Tableau1.A1" office:value-type="string">
            <text:p text:style-name="Table_20_Contents">Ligne complètement vide/inutile</text:p>
          </table:table-cell>
        </table:table-row>
        <table:table-row>
          <table:table-cell table:style-name="Tableau1.A1" office:value-type="string">
            <text:p text:style-name="Table_20_Contents">8</text:p>
          </table:table-cell>
          <table:table-cell table:style-name="Tableau1.A1" office:value-type="string">
            <text:p text:style-name="Table_20_Contents"><text:span text:style-name="Strong_20_Emphasis">1</text:span></text:p>
          </table:table-cell>
          <table:table-cell table:style-name="Tableau1.A1" office:value-type="string">
            <text:p text:style-name="Table_20_Contents">⛔ Délai/Division aberrant</text:p>
          </table:table-cell>
          <table:table-cell table:style-name="Tableau1.A1" office:value-type="string">
            <text:p text:style-name="Table_20_Contents">DelaiReel=999 ou Total=0 → KPI cassé</text:p>
          </table:table-cell>
        </table:table-row>
        <table:table-row>
          <table:table-cell table:style-name="Tableau1.A1" office:value-type="string">
            <text:p text:style-name="P2"/>
          </table:table-cell>
          <table:table-cell table:style-name="Tableau1.A1" office:value-type="string">
            <text:p text:style-name="Table_20_Contents"><text:span text:style-name="Strong_20_Emphasis">= 42</text:span></text:p>
          </table:table-cell>
          <table:table-cell table:style-name="Tableau1.A1" office:value-type="string">
            <text:p text:style-name="P2"/>
          </table:table-cell>
          <table:table-cell table:style-name="Tableau1.D10" office:value-type="string">
            <text:p text:style-name="P2"/>
          </table:table-cell>
        </table:table-row>
      </table:table>
      <text:p text:style-name="P3"/>
      <text:p text:style-name="Text_20_body"><text:span text:style-name="Strong_20_Emphasis">Base WAS_DB prête dans SSMS </text:span></text:p>
      <text:p text:style-name="P4"/>
      <text:p text:style-name="Text_20_body"><text:span text:style-name="Strong_20_Emphasis">Prochaine étape — Python ETL 🐍</text:span></text:p>
      <text:p text:style-name="Text_20_body">Le script va faire exactement ça dans l'ordre :</text:p>
      <text:list text:style-name="L1">
        <text:list-item>
          <text:p text:style-name="P5"><text:span text:style-name="Strong_20_Emphasis">Extract</text:span> → lire toutes les tables depuis WAS_DB avec <text:span text:style-name="Source_20_Text">pyodbc</text:span> </text:p>
        </text:list-item>
        <text:list-item>
          <text:p text:style-name="P5"><text:span text:style-name="Strong_20_Emphasis">Transform</text:span> → nettoyer avec <text:span text:style-name="Source_20_Text">pandas</text:span> : </text:p>
          <text:list>
            <text:list-item>
              <text:p text:style-name="P5">Supprimer les doublons </text:p>
            </text:list-item>
            <text:list-item>
              <text:p text:style-name="P5">Traiter les NULL </text:p>
            </text:list-item>
            <text:list-item>
              <text:p text:style-name="P5">Corriger les négatifs </text:p>
            </text:list-item>
            <text:list-item>
              <text:p text:style-name="P5">Remplacer les aberrants par la médiane </text:p>
            </text:list-item>
            <text:list-item>
              <text:p text:style-name="P5">Corriger les incohérences logiques </text:p>
            </text:list-item>
            <text:list-item>
              <text:p text:style-name="P5">Supprimer les lignes à zéro </text:p>
            </text:list-item>
            <text:list-item>
              <text:p text:style-name="P5">Corriger les délais aberrants </text:p>
            </text:list-item>
          </text:list>
        </text:list-item>
        <text:list-item>
          <text:p text:style-name="P6"><text:span text:style-name="Strong_20_Emphasis">Load</text:span> → réécrire les données propres dans WAS_DB</text:p>
        </text:list-item>
      </text:list>
      <text:p text:style-name="Text_20_body"><text:span text:style-name="Strong_20_Emphas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 ============================================================ -- <text:s/>WAS_DB — 42 lignes exactes dans CHAQUE table -- <text:s/>Distribution identique partout : -- <text:s/>30 normales | 2 doublons | 3 NULL | 2 négatives -- <text:s/>2 aberrantes | 1 incohérence | 1 zéros | 1 délai/division -- ============================================================ USE WAS_DB; GO</text:p>
      <text:p text:style-name="Text_20_body">-- ══ SUPPRESSION ══════════════════════════════════════════════ DROP TABLE IF EXISTS FAIT_Qualite; DROP TABLE IF EXISTS FAIT_Achats; DROP TABLE IF EXISTS FAIT_Stock; DROP TABLE IF EXISTS FAIT_Ventes; DROP TABLE IF EXISTS FAIT_Production; DROP TABLE IF EXISTS DIM_Fournisseur; DROP TABLE IF EXISTS DIM_Client; DROP TABLE IF EXISTS DIM_Machine; DROP TABLE IF EXISTS DIM_Produit; DROP TABLE IF EXISTS DIM_Temps; GO PRINT '✅ Tables supprimées';</text:p>
      <text:p text:style-name="Text_20_body">-- ══ CRÉATION ═════════════════════════════════════════════════ CREATE TABLE DIM_Temps ( Id_temps <text:s text:c="3"/>INT PRIMARY KEY, Jour <text:s text:c="7"/>INT, Mois INT, Trimestre INT, Annee INT, Semaine <text:s text:c="4"/>INT, LibelleMois NVARCHAR(20) ); CREATE TABLE DIM_Produit ( Id_produit <text:s text:c="7"/>NVARCHAR(50) PRIMARY KEY, Description <text:s text:c="6"/>NVARCHAR(200), Categorie <text:s text:c="8"/>NVARCHAR(100), Groupe <text:s text:c="11"/>NVARCHAR(100), Unite_Mesure <text:s text:c="5"/>NVARCHAR(20), PrixVenteUnitaire DECIMAL(18,2) ); CREATE TABLE DIM_Machine ( Id_machine <text:s text:c="9"/>NVARCHAR(50) PRIMARY KEY, Nom <text:s text:c="16"/>NVARCHAR(100), Groupe <text:s text:c="13"/>NVARCHAR(100), Site <text:s text:c="15"/>NVARCHAR(100), Capacite_Minutes <text:s text:c="3"/>INT, Cout_Unitaire_Heure DECIMAL(18,4) ); CREATE TABLE DIM_Client ( Id_client <text:s text:c="4"/>NVARCHAR(50) PRIMARY KEY, Nom <text:s text:c="10"/>NVARCHAR(200), Ville <text:s text:c="8"/>NVARCHAR(100), Pays <text:s text:c="9"/>NVARCHAR(100), Groupe_Client NVARCHAR(100), Vendeur <text:s text:c="6"/>NVARCHAR(100) ); CREATE TABLE DIM_Fournisseur ( Id_fournisseur <text:s text:c="9"/>NVARCHAR(50) PRIMARY KEY, Nom <text:s text:c="20"/>NVARCHAR(200), Pays <text:s text:c="19"/>NVARCHAR(100), Groupe_Fournisseur <text:s text:c="5"/>NVARCHAR(100), Delai_Livraison_Convenu INT ); CREATE TABLE FAIT_Production ( Id_production <text:s text:c="6"/>INT IDENTITY PRIMARY KEY, Id_temps <text:s text:c="11"/>INT <text:s text:c="9"/>REFERENCES DIM_Temps(Id_temps), Id_produit <text:s text:c="9"/>NVARCHAR(50) REFERENCES DIM_Produit(Id_produit), Id_machine <text:s text:c="9"/>NVARCHAR(50) REFERENCES DIM_Machine(Id_machine), Nb_Heure_Machine <text:s text:c="3"/>DECIMAL(18,4), Mt_Matiere_Premiere DECIMAL(18,2), QuantiteProduite <text:s text:c="3"/>DECIMAL(18,2) ); CREATE TABLE FAIT_Ventes ( Id_vente <text:s text:c="6"/>INT IDENTITY PRIMARY KEY, Id_temps <text:s text:c="6"/>INT <text:s text:c="9"/>REFERENCES DIM_Temps(Id_temps), Id_produit <text:s text:c="4"/>NVARCHAR(50) REFERENCES DIM_Produit(Id_produit), Id_client <text:s text:c="5"/>NVARCHAR(50) REFERENCES DIM_Client(Id_client), QteVendue <text:s text:c="5"/>DECIMAL(18,2), MontantVenteHT DECIMAL(18,2) ); CREATE TABLE FAIT_Stock ( Id_stock <text:s text:c="3"/>INT IDENTITY PRIMARY KEY, Id_temps <text:s text:c="3"/>INT <text:s text:c="9"/>REFERENCES DIM_Temps(Id_temps), Id_produit <text:s/>NVARCHAR(50) REFERENCES DIM_Produit(Id_produit), StockEntree DECIMAL(18,2), StockSortie DECIMAL(18,2) ); CREATE TABLE FAIT_Achats ( Id_achat <text:s text:c="10"/>INT IDENTITY PRIMARY KEY, Id_temps <text:s text:c="10"/>INT <text:s text:c="9"/>REFERENCES DIM_Temps(Id_temps), Id_produit <text:s text:c="8"/>NVARCHAR(50) REFERENCES DIM_Produit(Id_produit), Id_fournisseur <text:s text:c="4"/>NVARCHAR(50) REFERENCES DIM_Fournisseur(Id_fournisseur), QteCommandee <text:s text:c="6"/>DECIMAL(18,2), PrixUnitaireAchat <text:s/>DECIMAL(18,2), DelaiLivraisonReel INT ); CREATE TABLE FAIT_Qualite ( Id_qualite <text:s text:c="6"/>INT IDENTITY PRIMARY KEY, Id_temps <text:s text:c="8"/>INT <text:s text:c="9"/><text:soft-page-break/>REFERENCES DIM_Temps(Id_temps), Id_produit <text:s text:c="6"/>NVARCHAR(50) REFERENCES DIM_Produit(Id_produit), Id_machine <text:s text:c="6"/>NVARCHAR(50) REFERENCES DIM_Machine(Id_machine), QteDefectueuse <text:s text:c="2"/>DECIMAL(18,2), QteProduiteTotal DECIMAL(18,2) ); GO PRINT '✅ Tables créées';</text:p>
      <text:p text:style-name="Text_20_body">-- ============================================================ -- <text:s/>DIM_Temps — 42 lignes -- <text:s/>30✅ | 2[D] | 3[N] | 2[NEG] | 2[A] | 1[I] | 1[Z] | 1[DEL] -- ============================================================ INSERT INTO DIM_Temps (Id_temps,Jour,Mois,Trimestre,Annee,Semaine,LibelleMois) VALUES -- ✅ 30 normales (12 de 2023 + 12 de 2024 + 6 de 2025) (20230101,1, 1,1,2023, 1,'Janvier 2023'), (20230201,1, 2,1,2023, 5,'Février 2023'), (20230301,1, 3,1,2023, 9,'Mars 2023'), (20230401,1, 4,2,2023,14,'Avril 2023'), (20230501,1, 5,2,2023,18,'Mai 2023'), (20230601,1, 6,2,2023,22,'Juin 2023'), (20230701,1, 7,3,2023,27,'Juillet 2023'), (20230801,1, 8,3,2023,31,'Août 2023'), (20230901,1, 9,3,2023,36,'Septembre 2023'), (20231001,1,10,4,2023,40,'Octobre 2023'), (20231101,1,11,4,2023,44,'Novembre 2023'), (20231201,1,12,4,2023,49,'Décembre 2023'), (20240101,1, 1,1,2024, 1,'Janvier 2024'), (20240201,1, 2,1,2024, 5,'Février 2024'), (20240301,1, 3,1,2024, 9,'Mars 2024'), (20240401,1, 4,2,2024,14,'Avril 2024'), (20240501,1, 5,2,2024,18,'Mai 2024'), (20240601,1, 6,2,2024,22,'Juin 2024'), (20240701,1, 7,3,2024,27,'Juillet 2024'), (20240801,1, 8,3,2024,31,'Août 2024'), (20240901,1, 9,3,2024,36,'Septembre 2024'), (20241001,1,10,4,2024,40,'Octobre 2024'), (20241101,1,11,4,2024,44,'Novembre 2024'), (20241201,1,12,4,2024,49,'Décembre 2024'), (20250101,1, 1,1,2025, 1,'Janvier 2025'), (20250201,1, 2,1,2025, 5,'Février 2025'), (20250301,1, 3,1,2025, 9,'Mars 2025'), (20250401,1, 4,2,2025,14,'Avril 2025'), (20250501,1, 5,2,2025,18,'Mai 2025'), (20250601,1, 6,2,2025,22,'Juin 2025'), -- [D] 2 doublons logiques (même Mois+Annee, Id_temps différent) (20240102,1, 1,1,2024, 1,'Janvier 2024'), (20240103,1, 1,1,2024, 1,'Janvier 2024'), -- [N] 3 valeurs NULL (20240115,15, 1,1,2024,NULL,NULL), (20240215,15, 2,NULL,2024,NULL,NULL), (20240315,15,NULL,NULL,NULL,NULL,NULL), -- [NEG] 2 valeurs négatives (20240415,15, 4,2,-2024,14,'Avril 2024'), (20240515,15,-5,2,2024,18,'Mai 2024'), -- [A] 2 valeurs aberrantes (20240615,15, 6,2,2024,999,'Juin 2024'), (20240715,15, 7,3,9999,27,'Juillet 2024'), -- [I] 1 incohérence (Trimestre=5 impossible) (20240815,15, 8,5,2024,31,'Août 2024'), -- [Z] 1 tout à zéro (20240915,0, 0,0,0,0,''), -- [DEL] 1 délai aberrant (Semaine=0 et LibelleMois invalide) (20241015,15,10,4,2024,0,'10/2024??');</text:p>
      <text:p text:style-name="Text_20_body">-- ============================================================ -- <text:s/>DIM_Produit — 42 lignes -- <text:s/>30✅ | 2[D] | 3[N] | 2[NEG] | 2[A] | 1[I] | 1[Z] | 1[DEL] -- ============================================================ INSERT INTO DIM_Produit (Id_produit,Description,Categorie,Groupe,Unite_Mesure,PrixVenteUnitaire) VALUES -- ✅ 30 normales ('ART-001','Chaise de bureau ergonomique', <text:s text:c="3"/>'Mobilier de bureau','Sièges', <text:s text:c="3"/>'Pièce', 396.70), ('ART-002','Table de réunion 8 places', <text:s text:c="6"/>'Mobilier de bureau','Tables', <text:s text:c="3"/>'Pièce',1449.70), ('ART-003','Armoire de rangement métallique', 'Rangement', <text:s text:c="8"/>'Armoires', <text:s/>'Pièce',1005.80), ('ART-004','Bureau direction 200cm', <text:s text:c="9"/>'Mobilier de bureau','Bureaux', <text:s text:c="2"/>'Pièce',4632.99), ('ART-005','Caisson mobile 3 tiroirs', <text:s text:c="7"/>'Rangement', <text:s text:c="8"/>'Caissons', <text:s/>'Pièce', 191.00), ('ART-006','Etagère bibliothèque bois', <text:s text:c="6"/>'Rangement', <text:s text:c="8"/>'Étagères', <text:s/>'Pièce', 289.80), ('ART-007','Fauteuil visiteur cuir', <text:s text:c="9"/>'Mobilier de bureau','Sièges', <text:s text:c="3"/>'Pièce', 536.30), ('ART-008','Table basse salon entreprise', <text:s text:c="3"/>'Mobilier accueil', <text:s/>'Tables', <text:s text:c="3"/>'Pièce', 193.70), ('ART-009','Lampe de bureau LED', <text:s text:c="12"/>'Accessoires', <text:s text:c="6"/>'Éclairage', 'Pièce', <text:s/><text:soft-page-break/>83.00), ('ART-010','Cloison acoustique séparation', <text:s text:c="2"/>'Aménagement', <text:s text:c="6"/>'Cloisons', <text:s/>'Pièce', 651.10), ('ART-011','Tableau blanc magnétique 120cm', <text:s/>'Accessoires', <text:s text:c="6"/>'Tableaux', <text:s/>'Pièce', 189.50), ('ART-012','Chaise empilable polyvalente', <text:s text:c="3"/>'Mobilier de bureau','Sièges', <text:s text:c="3"/>'Pièce', 112.00), ('ART-013','Bureau open space 140cm', <text:s text:c="8"/>'Mobilier de bureau','Bureaux', <text:s text:c="2"/>'Pièce', 872.00), ('ART-014','Canapé d accueil 3 places', <text:s text:c="6"/>'Mobilier accueil', <text:s/>'Canapés', <text:s text:c="2"/>'Pièce',1350.00), ('ART-015','Repose-pieds ergonomique', <text:s text:c="7"/>'Accessoires', <text:s text:c="6"/>'Confort', <text:s text:c="2"/>'Pièce', <text:s/>75.00), ('ART-016','Armoire vestiaire 4 portes', <text:s text:c="5"/>'Rangement', <text:s text:c="8"/>'Armoires', <text:s/>'Pièce', 445.00), ('ART-017','Bureau angle 160cm', <text:s text:c="13"/>'Mobilier de bureau','Bureaux', <text:s text:c="2"/>'Pièce',1120.00), ('ART-018','Chaise haute réglable atelier', <text:s text:c="2"/>'Mobilier atelier', <text:s/>'Sièges', <text:s text:c="3"/>'Pièce', 328.00), ('ART-019','Meuble informatique mobile', <text:s text:c="5"/>'Mobilier de bureau','Meubles', <text:s text:c="2"/>'Pièce', 265.00), ('ART-020','Casier vestiaire 6 portes', <text:s text:c="6"/>'Rangement', <text:s text:c="8"/>'Casiers', <text:s text:c="2"/>'Pièce', 389.00), ('ART-021','Paravent séparation 4 panneaux', <text:s/>'Aménagement', <text:s text:c="6"/>'Cloisons', <text:s/>'Pièce', 312.00), ('ART-022','Chaise visiteur plastique', <text:s text:c="6"/>'Mobilier de bureau','Sièges', <text:s text:c="3"/>'Pièce', <text:s/>68.00), ('ART-023','Bureau assis debout électrique', <text:s/>'Mobilier de bureau','Bureaux', <text:s text:c="2"/>'Pièce',1890.00), ('ART-024','Caisson sur roulettes 2 tiroirs', 'Rangement', <text:s text:c="8"/>'Caissons', <text:s/>'Pièce', 145.00), ('ART-025','Fauteuil direction cuir noir', <text:s text:c="3"/>'Mobilier de bureau','Sièges', <text:s text:c="3"/>'Pièce', 789.00), ('ART-026','Étagère métallique 5 niveaux', <text:s text:c="3"/>'Rangement', <text:s text:c="8"/>'Étagères', <text:s/>'Pièce', 234.00), ('ART-027','Table informatique compact', <text:s text:c="5"/>'Mobilier de bureau','Tables', <text:s text:c="3"/>'Pièce', 178.00), ('ART-028','Banquette salle attente 2 places','Mobilier accueil', <text:s/>'Banquettes','Pièce', 456.00), ('ART-029','Luminaire suspension bureau', <text:s text:c="4"/>'Accessoires', <text:s text:c="6"/>'Éclairage', 'Pièce', 134.00), ('ART-030','Cloison verre aluminium 180cm', <text:s text:c="2"/>'Aménagement', <text:s text:c="6"/>'Cloisons', <text:s/>'Pièce',2100.00), -- [D] 2 doublons (même description qu ART-001 et ART-002) ('ART-031','Chaise de bureau ergonomique', <text:s text:c="3"/>'Mobilier de bureau','Sièges', <text:s text:c="3"/>'Pièce', 396.70), ('ART-032','Table de réunion 8 places', <text:s text:c="6"/>'Mobilier de bureau','Tables', <text:s text:c="3"/>'Pièce',1449.70), -- [N] 3 valeurs NULL ('ART-033',NULL, <text:s text:c="29"/>'Rangement', <text:s text:c="8"/>'Armoires', <text:s/>'Pièce', 520.00), ('ART-034','Table polyvalente pliante', <text:s text:c="6"/>NULL, <text:s text:c="15"/>NULL, <text:s text:c="7"/>'Pièce', 298.00), ('ART-035','Bureau compact 120cm', <text:s text:c="11"/>'Mobilier de bureau','Bureaux', <text:s text:c="2"/>NULL, <text:s text:c="3"/>NULL), -- [NEG] 2 valeurs négatives ('ART-036','Fauteuil exécutif premium', <text:s text:c="6"/>'Mobilier de bureau','Sièges', <text:s text:c="3"/>'Pièce', -150.00), ('ART-037','Armoire haute métallique', <text:s text:c="7"/>'Rangement', <text:s text:c="8"/>'Armoires', <text:s/>'Pièce', -999.00), -- [A] 2 valeurs aberrantes ('ART-038','Table reunion ovale 10 places', <text:s text:c="2"/>'Mobilier de bureau','Tables', <text:s text:c="3"/>'Pièce',99999.00), ('ART-039','Chaise ergonomique standard', <text:s text:c="4"/>'Mobilier de bureau','Sièges', <text:s text:c="3"/>'Pièce', <text:s text:c="3"/>0.00), -- [I] 1 incohérence (Groupe ne correspond pas à Catégorie) ('ART-040','Lampe architecte LED', <text:s text:c="11"/>'Rangement', <text:s text:c="8"/>'Éclairage', 'Pièce', <text:s/>95.00), -- [Z] 1 tout à zéro/vide ('ART-041','', <text:s text:c="31"/>'', <text:s text:c="17"/>'', <text:s text:c="9"/>'', <text:s text:c="8"/>0.00), -- [DEL] 1 valeur qui provoque division/erreur (PrixVente=0 → KPI1 division par zéro) ('ART-042','Produit test calcul', <text:s text:c="12"/>'Test', <text:s text:c="13"/>'Test', <text:s text:c="5"/>'Pièce', <text:s text:c="3"/>0.00);</text:p>
      <text:p text:style-name="Text_20_body">-- ============================================================ -- <text:s/>DIM_Machine — 42 lignes -- <text:s/>30✅ | 2[D] | 3[N] | 2[NEG] | 2[A] | 1[I] | 1[Z] | 1[DEL] -- ============================================================ INSERT INTO DIM_Machine (Id_machine,Nom,Groupe,Site,Capacite_Minutes,Cout_Unitaire_Heure) VALUES -- ✅ 30 normales ('MCH-001','Perceuse a 3 colonnes', <text:s text:c="7"/>'Atelier mécanique', 'Site principal', 480,12.50), ('MCH-002','Tour CNC a pointes 1250mm', <text:s text:c="3"/>'Atelier mécanique', 'Site principal', 480,35.00), ('MCH-003','Machine a polir Polisseuse', <text:s text:c="2"/>'Atelier finition', <text:s/>'Site principal', 480,18.00), ('MCH-004','Robot de peinture', <text:s text:c="11"/>'Cabine peinture', <text:s text:c="2"/>'Site principal', 480,45.00), ('MCH-005','Cabine de séchage', <text:s text:c="11"/>'Cabine peinture', <text:s text:c="2"/>'Site principal', <text:soft-page-break/>480,22.00), ('MCH-006','Machine emballage', <text:s text:c="11"/>'Atelier emballage', 'Site principal', 480,15.00), ('MCH-007','Table emballage 1', <text:s text:c="11"/>'Atelier emballage', 'Site principal', 480, 8.00), ('MCH-008','Monteurs Assembleurs', <text:s text:c="8"/>'Atelier assemblage','Site principal', 480,25.00), ('MCH-009','Scie circulaire industrielle', 'Atelier bois', <text:s text:c="5"/>'Site secondaire',480,20.00), ('MCH-010','Fraiseuse CNC 3 axes', <text:s text:c="8"/>'Atelier mécanique', 'Site principal', 480,55.00), ('MCH-011','Presse hydraulique 50T', <text:s text:c="6"/>'Atelier métal', <text:s text:c="4"/>'Site principal', 480,38.00), ('MCH-012','Soudeuse semi-automatique', <text:s text:c="3"/>'Atelier métal', <text:s text:c="4"/>'Site principal', 480,30.00), ('MCH-013','Compresseur air industriel', <text:s text:c="2"/>'Atelier général', <text:s text:c="2"/>'Site principal', 480,10.00), ('MCH-014','Robot de soudure', <text:s text:c="12"/>'Atelier métal', <text:s text:c="4"/>'Site principal', 480,65.00), ('MCH-015','Plieuse tôle hydraulique', <text:s text:c="4"/>'Atelier métal', <text:s text:c="4"/>'Site secondaire',480,42.00), ('MCH-016','Tour automatique CN', <text:s text:c="9"/>'Atelier mécanique', 'Site principal', 480,48.00), ('MCH-017','Tronçonneuse métaux', <text:s text:c="9"/>'Atelier métal', <text:s text:c="4"/>'Site secondaire',480,16.00), ('MCH-018','Ponceuse a bande', <text:s text:c="12"/>'Atelier bois', <text:s text:c="5"/>'Site secondaire',480,12.00), ('MCH-019','Machine a tenonner', <text:s text:c="10"/>'Atelier bois', <text:s text:c="5"/>'Site secondaire',480,22.00), ('MCH-020','Rectifieuse plane', <text:s text:c="11"/>'Atelier finition', <text:s/>'Site principal', 480,35.00), ('MCH-021','Perceuse magnétique portative','Atelier mécanique', 'Site principal', 480,14.00), ('MCH-022','Cisaille guillotine', <text:s text:c="9"/>'Atelier métal', <text:s text:c="4"/>'Site principal', 480,28.00), ('MCH-023','Centre usinage 5 axes', <text:s text:c="7"/>'Atelier mécanique', 'Site principal', 480,95.00), ('MCH-024','Four traitement thermique', <text:s text:c="3"/>'Atelier finition', <text:s/>'Site principal', 480,32.00), ('MCH-025','Machine a rivet', <text:s text:c="13"/>'Atelier assemblage','Site principal', 480,18.00), ('MCH-026','Cabine sablage', <text:s text:c="14"/>'Atelier finition', <text:s/>'Site secondaire',480,25.00), ('MCH-027','Banc de contrôle qualité', <text:s text:c="4"/>'Atelier qualité', <text:s text:c="2"/>'Site principal', 480,20.00), ('MCH-028','Robot palettiseur', <text:s text:c="11"/>'Atelier emballage', 'Site principal', 480,55.00), ('MCH-029','Convoyeur a bande', <text:s text:c="11"/>'Logistique', <text:s text:c="7"/>'Site principal', 480,12.00), ('MCH-030','Machine cerclage cartons', <text:s text:c="4"/>'Atelier emballage', 'Site principal', 480,10.00), -- [D] 2 doublons (même nom que MCH-001 et MCH-002) ('MCH-031','Perceuse a 3 colonnes', <text:s text:c="7"/>'Atelier mécanique', 'Site principal', 480,12.50), ('MCH-032','Tour CNC a pointes 1250mm', <text:s text:c="3"/>'Atelier mécanique', 'Site principal', 480,35.00), -- [N] 3 valeurs NULL ('MCH-033',NULL, <text:s text:c="26"/>'Atelier mécanique', 'Site principal', 480,25.00), ('MCH-034','Tour CNC compact', <text:s text:c="12"/>NULL, <text:s text:c="15"/>'Site principal', 480,40.00), ('MCH-035','Machine assemblage auto', <text:s text:c="5"/>'Atelier assemblage',NULL, <text:s text:c="12"/>NULL,NULL), -- [NEG] 2 valeurs négatives ('MCH-036','Fraiseuse ancienne modèle', <text:s text:c="3"/>'Atelier mécanique', 'Site principal', 480,-15.00), ('MCH-037','Presse ancienne 20T', <text:s text:c="9"/>'Atelier métal', <text:s text:c="4"/>'Site principal', 480,-38.00), -- [A] 2 valeurs aberrantes ('MCH-038','Machine a polir v2', <text:s text:c="10"/>'Atelier finition', <text:s/>'Site principal', 480,99999.00), ('MCH-039','Fraiseuse CNC ancienne', <text:s text:c="6"/>'Atelier mécanique', 'Site principal',99999,35.00), -- [I] 1 incohérence (Site inconnu ne correspond à aucun site réel) ('MCH-040','Robot peinture secondaire', <text:s text:c="3"/>'Cabine peinture', <text:s text:c="2"/>'Site inconnu', <text:s text:c="2"/>480,45.00), -- [Z] 1 tout à zéro ('MCH-041','', <text:s text:c="28"/>'', <text:s text:c="17"/>'', <text:s text:c="14"/>0, <text:s/>0.00), -- [DEL] 1 Capacite=0 → division par zéro lors du calcul rendement ('MCH-042','Machine test rendement', <text:s text:c="6"/>'Atelier test', <text:s text:c="5"/>'Site principal', <text:s/>0,25.00);</text:p>
      <text:p text:style-name="Text_20_body">-- ============================================================ -- <text:s/>DIM_Client — 42 lignes -- <text:s/>30✅ | 2[D] | 3[N] | 2[NEG/faute] | 2[A] | 1[I] | 1[Z] | 1[DEL] -- ============================================================ INSERT INTO DIM_Client (Id_client,Nom,Ville,Pays,Groupe_Client,Vendeur) VALUES -- ✅ 30 normales ('C-10000','Société Afrifield', <text:s text:c="8"/>'Johannesburg','Afrique du Sud','Groupe A','Vendeur <text:soft-page-break/>1'), ('C-20000','Candoxy Canada', <text:s text:c="11"/>'Thunder Bay', 'Canada', <text:s text:c="7"/>'Groupe B','Vendeur 2'), ('C-30000','Francematic', <text:s text:c="14"/>'Paris', <text:s text:c="6"/>'France', <text:s text:c="7"/>'Groupe A','Vendeur 1'), ('C-40000','Meubles Meersen', <text:s text:c="10"/>'Hambourg', <text:s text:c="3"/>'Allemagne', <text:s text:c="4"/>'Groupe B','Vendeur 3'), ('C-50000','Electro Maroc', <text:s text:c="12"/>'Casablanca', <text:s/>'Maroc', <text:s text:c="8"/>'Groupe C','Vendeur 2'), ('C-60000','Bureau Candoxy', <text:s text:c="11"/>'Amsterdam', <text:s text:c="2"/>'Pays-Bas', <text:s text:c="5"/>'Groupe A','Vendeur 1'), ('C-70000','Assurance Jupiter', <text:s text:c="8"/>'Madrid', <text:s text:c="5"/>'Espagne', <text:s text:c="6"/>'Groupe B','Vendeur 3'), ('C-80000','Supermarchés Karoo', <text:s text:c="7"/>'Durban', <text:s text:c="5"/>'Afrique du Sud','Groupe C','Vendeur 2'), ('C-90000','Design Sonnmatt', <text:s text:c="10"/>'Lucerne', <text:s text:c="4"/>'Suisse', <text:s text:c="7"/>'Groupe A','Vendeur 1'), ('C-99000','Meubles Nouveaux Concepts', 'Copenhague', <text:s/>'Danemark', <text:s text:c="5"/>'Groupe B','Vendeur 3'), ('C-11000','Ameublement Progressif', <text:s text:c="3"/>'Bruxelles', <text:s text:c="2"/>'Belgique', <text:s text:c="5"/>'Groupe A','Vendeur 1'), ('C-12000','Exportles', <text:s text:c="16"/>'Vienne', <text:s text:c="5"/>'Autriche', <text:s text:c="5"/>'Groupe B','Vendeur 2'), ('C-13000','Jeux et Plaisirs', <text:s text:c="9"/>'Barcelona', <text:s text:c="2"/>'Espagne', <text:s text:c="6"/>'Groupe C','Vendeur 3'), ('C-14000','Le Club', <text:s text:c="18"/>'Lyon', <text:s text:c="7"/>'France', <text:s text:c="7"/>'Groupe A','Vendeur 1'), ('C-15000','Maronégoce', <text:s text:c="15"/>'Rabat', <text:s text:c="6"/>'Maroc', <text:s text:c="8"/>'Groupe C','Vendeur 2'), ('C-16000','Meubles Ravel', <text:s text:c="12"/>'Zurich', <text:s text:c="5"/>'Suisse', <text:s text:c="7"/>'Groupe B','Vendeur 1'), ('C-17000','Pilatus', <text:s text:c="18"/>'Berne', <text:s text:c="6"/>'Suisse', <text:s text:c="7"/>'Groupe A','Vendeur 3'), ('C-18000','Somadis', <text:s text:c="18"/>'Tunis', <text:s text:c="6"/>'Tunisie', <text:s text:c="6"/>'Groupe C','Vendeur 2'), ('C-19000','TraxTonic', <text:s text:c="16"/>'Rotterdam', <text:s text:c="2"/>'Pays-Bas', <text:s text:c="5"/>'Groupe B','Vendeur 1'), ('C-21000','Candoxy Pays-Bas', <text:s text:c="9"/>'Amsterdam', <text:s text:c="2"/>'Pays-Bas', <text:s text:c="5"/>'Groupe A','Vendeur 3'), ('C-22000','Studio Design Gmunden', <text:s text:c="4"/>'Gmunden', <text:s text:c="4"/>'Autriche', <text:s text:c="5"/>'Groupe B','Vendeur 1'), ('C-23000','Garage Mielberg', <text:s text:c="10"/>'Munich', <text:s text:c="5"/>'Allemagne', <text:s text:c="4"/>'Groupe C','Vendeur 2'), ('C-24000','Maison du Boeuf', <text:s text:c="10"/>'Francfort', <text:s text:c="2"/>'Allemagne', <text:s text:c="4"/>'Groupe A','Vendeur 3'), ('C-25000','Banque Automobile', <text:s text:c="8"/>'Düsseldorf', <text:s/>'Allemagne', <text:s text:c="4"/>'Groupe B','Vendeur 1'), ('C-26000','Maison des Fleurs', <text:s text:c="8"/>'Copenhague', <text:s/>'Danemark', <text:s text:c="5"/>'Groupe C','Vendeur 2'), ('C-27000','Carl Anthony', <text:s text:c="13"/>'Chicago', <text:s text:c="4"/>'Etats-Unis', <text:s text:c="3"/>'Groupe A','Vendeur 1'), ('C-28000','Centre Mercure', <text:s text:c="11"/>'Paris', <text:s text:c="6"/>'France', <text:s text:c="7"/>'Groupe B','Vendeur 3'), ('C-29000','Appartement Complet', <text:s text:c="6"/>'Bruxelles', <text:s text:c="2"/>'Belgique', <text:s text:c="5"/>'Groupe C','Vendeur 2'), ('C-31000','Vision Sonore', <text:s text:c="12"/>'Amsterdam', <text:s text:c="2"/>'Pays-Bas', <text:s text:c="5"/>'Groupe A','Vendeur 1'), ('C-32000','Hotel Pferdesee', <text:s text:c="10"/>'Hambourg', <text:s text:c="3"/>'Allemagne', <text:s text:c="4"/>'Groupe B','Vendeur 3'), -- [D] 2 doublons (même données que C-10000 et C-20000) ('C-33000','Société Afrifield', <text:s text:c="8"/>'Johannesburg','Afrique du Sud','Groupe A','Vendeur 1'), ('C-34000','Candoxy Canada', <text:s text:c="11"/>'Thunder Bay', 'Canada', <text:s text:c="7"/>'Groupe B','Vendeur 2'), -- [N] 3 valeurs NULL ('C-35000',NULL, <text:s text:c="23"/>'Paris', <text:s text:c="6"/>'France', <text:s text:c="7"/>'Groupe A','Vendeur 1'), ('C-36000','Client Inconnu', <text:s text:c="11"/>NULL, <text:s text:c="9"/>NULL, <text:s text:c="11"/>'Groupe B','Vendeur 2'), ('C-37000','Export International', <text:s text:c="5"/>'Berlin', <text:s text:c="5"/>'Allemagne', <text:s text:c="4"/>NULL, <text:s text:c="6"/>NULL), -- [NEG] 2 valeurs aberrantes de type texte erroné ('C-38000','société parisienne sarl', <text:s text:c="2"/>'paris', <text:s text:c="6"/>'france', <text:s text:c="7"/>'groupe a','vendeur 1'), ('C-39000','SOCIÉTÉ BRUXELLES SA', <text:s text:c="5"/>'BRUXELLES', <text:s text:c="2"/>'BELGIQUE', <text:s text:c="5"/>'GROUPE C','VENDEUR 2'), -- [A] 2 valeurs aberrantes ('C-45000','Clientt Testt Erreurr', <text:s text:c="4"/>'Villee Testt','Payss Testt', <text:s text:c="2"/>'Groupe Z','Vendeur 9'), ('C-41000','Client #2024 @NOUVEAU!', <text:s text:c="3"/>'Paris???', <text:s text:c="3"/>'France!!', <text:s text:c="5"/>'Groupe A','Vendeur 1'), -- [I] 1 incohérence (Groupe C mais Vendeur 1 réservé au Groupe A) ('C-42000','Vision Afrique du Nord', <text:s text:c="3"/>'Alger', <text:s text:c="6"/>'Algérie', <text:s text:c="6"/>'Groupe C','Vendeur 1'), -- [Z] 1 tout vide/zéro ('C-43000','', <text:s text:c="25"/>'', <text:s text:c="11"/>'', <text:s text:c="13"/>'', <text:s text:c="7"/>''), -- [DEL] 1 Id invalide (format non standard → erreur de jointure) ('C-00000','Client sans identifiant', <text:s text:c="2"/>'Inconnue', <text:s text:c="3"/>'Inconnu', <text:s text:c="6"/>'Groupe X','Vendeur 0');</text:p>
      <text:p text:style-name="Text_20_body"><text:soft-page-break/>-- ============================================================ -- <text:s/>DIM_Fournisseur — 42 lignes -- <text:s/>30✅ | 2[D] | 3[N] | 2[NEG] | 2[A] | 1[I] | 1[Z] | 1[DEL] -- ============================================================ INSERT INTO DIM_Fournisseur (Id_fournisseur,Nom,Pays,Groupe_Fournisseur,Delai_Livraison_Convenu) VALUES -- ✅ 30 normales ('F-10000','Beekhuysen', <text:s text:c="20"/>'Pays-Bas', <text:s/>'Groupe Europe', <text:s text:c="2"/>7), ('F-20000','TON', <text:s text:c="27"/>'Tchéquie', <text:s/>'Groupe Europe', <text:s/>10), ('F-30000','Hansen', <text:s text:c="24"/>'Danemark', <text:s/>'Groupe Europe', <text:s text:c="2"/>5), ('F-40000','Texpro Maroc', <text:s text:c="18"/>'Maroc', <text:s text:c="4"/>'Groupe Afrique', 14), ('F-50000','Industrie du Bois Kinnareds AB', 'Suède', <text:s text:c="4"/>'Groupe Europe', <text:s text:c="2"/>8), ('F-60000','Textiles Meubles Suédois AB', <text:s text:c="3"/>'Suède', <text:s text:c="4"/>'Groupe Europe', <text:s text:c="2"/>6), ('F-70000','Fournitures WoodMart', <text:s text:c="10"/>'Allemagne', 'Groupe Europe', <text:s text:c="2"/>7), ('F-80000','Exportations de Bois Américain', 'Etats-Unis','Groupe Amérique',21), ('F-11000','Belle et Belle', <text:s text:c="16"/>'France', <text:s text:c="3"/>'Groupe Europe', <text:s text:c="2"/>9), ('F-12000','Comacycle', <text:s text:c="21"/>'Belgique', <text:s/>'Groupe Europe', <text:s/>11), ('F-13000','Groene Kater', <text:s text:c="18"/>'Pays-Bas', <text:s/>'Groupe Europe', <text:s text:c="2"/>8), ('F-14000','Hurdir', <text:s text:c="24"/>'Espagne', <text:s text:c="2"/>'Groupe Europe', <text:s/>12), ('F-15000','Husplast', <text:s text:c="22"/>'Danemark', <text:s/>'Groupe Europe', <text:s text:c="2"/>6), ('F-16000','Importations SA', <text:s text:c="15"/>'Suisse', <text:s text:c="3"/>'Groupe Europe', <text:s/>15), ('F-17000','JB Transport', <text:s text:c="18"/>'Allemagne', 'Groupe Europe', <text:s text:c="2"/>4), ('F-18000','Lampes Lyselette', <text:s text:c="14"/>'France', <text:s text:c="3"/>'Groupe Europe', <text:s/>10), ('F-19000','Mach et Co', <text:s text:c="20"/>'Autriche', <text:s/>'Groupe Europe', <text:s text:c="2"/>7), ('F-21000','Maison du Meuble', <text:s text:c="14"/>'France', <text:s text:c="3"/>'Groupe Europe', <text:s text:c="2"/>9), ('F-22000','NewCaSup', <text:s text:c="22"/>'Pays-Bas', <text:s/>'Groupe Europe', <text:s text:c="2"/>6), ('F-23000','Oakville Monde', <text:s text:c="16"/>'Canada', <text:s text:c="3"/>'Groupe Amérique',18), ('F-24000','Paul Brettschneider KG', <text:s text:c="8"/>'Allemagne', 'Groupe Europe', <text:s text:c="2"/>8), ('F-25000','Scierie Mittersill', <text:s text:c="12"/>'Autriche', <text:s/>'Groupe Europe', <text:s/>12), ('F-26000','Meubles de Style', <text:s text:c="14"/>'Italie', <text:s text:c="3"/>'Groupe Europe', <text:s/>14), ('F-27000','Tengah Butong', <text:s text:c="17"/>'Malaisie', <text:s/>'Groupe Asie', <text:s text:c="3"/>30), ('F-28000','TOP Bureau', <text:s text:c="20"/>'France', <text:s text:c="3"/>'Groupe Europe', <text:s text:c="2"/>7), ('F-29000','Topol Slovénie', <text:s text:c="16"/>'Slovénie', <text:s/>'Groupe Europe', <text:s/>10), ('F-31000','UP Ostrov', <text:s text:c="21"/>'Tchéquie', <text:s/>'Groupe Europe', <text:s text:c="2"/>9), ('F-32000','Atelier Menuiserie Viksjö AB', <text:s text:c="2"/>'Suède', <text:s text:c="4"/>'Groupe Europe', <text:s text:c="2"/>8), ('F-33000','Club Euroamis', <text:s text:c="17"/>'Belgique', <text:s/>'Groupe Europe', <text:s/>11), ('F-34000','Big 5 Video', <text:s text:c="19"/>'Pays-Bas', <text:s/>'Groupe Europe', <text:s/>13), -- [D] 2 doublons (même nom que F-10000 et F-20000) ('F-35000','Beekhuysen', <text:s text:c="20"/>'Pays-Bas', <text:s/>'Groupe Europe', <text:s text:c="2"/>7), ('F-36000','TON', <text:s text:c="27"/>'Tchéquie', <text:s/>'Groupe Europe', <text:s/>10), -- [N] 3 valeurs NULL ('F-37000',NULL, <text:s text:c="28"/>'France', <text:s text:c="3"/>'Groupe Europe', <text:s text:c="2"/>8), ('F-38000','Fournisseur Inconnu', <text:s text:c="11"/>NULL, <text:s text:c="7"/>NULL, <text:s text:c="13"/>9), ('F-39000','Import Export Global', <text:s text:c="10"/>'Maroc', <text:s text:c="4"/>'Groupe Afrique', NULL), -- [NEG] 2 valeurs négatives ('F-41000','Ancien Fournisseur Nord', <text:s text:c="7"/>'France', <text:s text:c="3"/>'Groupe Europe', <text:s/>-5), ('F-42000','Fournisseur Archivé', <text:s text:c="11"/>'Espagne', <text:s text:c="2"/>'Groupe Europe', -10), -- [A] 2 valeurs aberrantes ('F-43000','Fournisseur Urgence Express', <text:s text:c="3"/>'Pays Test', 'Groupe Test', <text:s text:c="4"/>0), ('F-44000','Fournisseur Test Délai', <text:s text:c="8"/>'Test', <text:s text:c="5"/>'Groupe Test', <text:s text:c="2"/>999), -- [I] 1 incohérence (Pays=France mais Groupe=Groupe Asie) ('F-45000','Asie Distribution France', <text:s text:c="6"/>'France', <text:s text:c="3"/>'Groupe Asie', <text:s text:c="3"/>14), -- [Z] 1 tout vide/zéro ('F-46000','', <text:s text:c="30"/>'', <text:s text:c="9"/>'', <text:s text:c="14"/>0), -- [DEL] 1 délai=999 qui va fausser le KPI retard livraison ('F-47000','Fournisseur délai inconnu', <text:s text:c="5"/>'Inconnu', <text:s text:c="2"/>'Groupe Europe', 999);</text:p>
      <text:p text:style-name="Text_20_body">GO PRINT '✅ Dimensions insérées (42 lignes chacune)';</text:p>
      <text:p text:style-name="Text_20_body">-- ============================================================ -- <text:s/>FAIT_Production — 42 lignes -- <text:s/>30✅ | 2[D] | 3[N] | 2[NEG] | 2[A] | 1[I] | 1[Z] | 1[DEL] -- ============================================================ INSERT INTO <text:soft-page-break/>FAIT_Production (Id_temps,Id_produit,Id_machine,Nb_Heure_Machine,Mt_Matiere_Premiere,QuantiteProduite) VALUES -- ✅ 30 normales (20240101,'ART-001','MCH-008',40.00, 2800.00,120.00), (20240101,'ART-002','MCH-002',32.00, 5200.00, 25.00), (20240201,'ART-001','MCH-008',45.00, 3100.00,130.00), (20240201,'ART-003','MCH-001',28.00, 3800.00, 40.00), (20240201,'ART-007','MCH-003',22.00, 4200.00, 35.00), (20240301,'ART-001','MCH-008',50.00, 3400.00,150.00), (20240301,'ART-002','MCH-002',38.00, 6100.00, 30.00), (20240301,'ART-005','MCH-006',15.00, 1200.00, 80.00), (20240401,'ART-004','MCH-004',22.00,11000.00, 10.00), (20240401,'ART-001','MCH-008',42.00, 2900.00,125.00), (20240401,'ART-010','MCH-002',30.00, 7800.00, 20.00), (20240501,'ART-001','MCH-008',55.00, 3800.00,165.00), (20240501,'ART-003','MCH-001',35.00, 4700.00, 50.00), (20240501,'ART-007','MCH-003',28.00, 5400.00, 45.00), (20240601,'ART-002','MCH-002',42.00, 6800.00, 35.00), (20240601,'ART-006','MCH-007',20.00, 2400.00, 60.00), (20240601,'ART-009','MCH-006',12.00, <text:s/>900.00,200.00), (20240701,'ART-001','MCH-008',30.00, 2100.00, 90.00), (20240701,'ART-004','MCH-004',16.00, 8000.00, <text:s/>7.00), (20240801,'ART-001','MCH-008',35.00, 2400.00,105.00), (20240801,'ART-003','MCH-001',25.00, 3300.00, 35.00), (20240901,'ART-001','MCH-008',48.00, 3300.00,145.00), (20240901,'ART-002','MCH-002',36.00, 5800.00, 28.00), (20241001,'ART-001','MCH-008',52.00, 3600.00,155.00), (20241001,'ART-004','MCH-004',20.00, 9800.00, <text:s/>9.00), (20241101,'ART-001','MCH-008',60.00, 4100.00,180.00), (20241101,'ART-003','MCH-001',40.00, 5300.00, 55.00), (20241201,'ART-001','MCH-008',65.00, 4500.00,200.00), (20241201,'ART-002','MCH-002',45.00, 7200.00, 40.00), (20241201,'ART-004','MCH-004',25.00,12500.00, 12.00), -- [D] 2 doublons (20240101,'ART-001','MCH-008',40.00, 2800.00,120.00), (20240201,'ART-001','MCH-008',45.00, 3100.00,130.00), -- [N] 3 NULL (20240301,'ART-006','MCH-007',18.00, <text:s text:c="3"/>NULL, 55.00), (20240401,'ART-008','MCH-003', NULL, 3500.00, 22.00), (20240501,'ART-009','MCH-006', NULL, <text:s text:c="3"/>NULL, <text:s/>NULL), -- [NEG] 2 négatives (20240601,'ART-005','MCH-006',-5.00, 1100.00, 70.00), (20240701,'ART-003','MCH-001',22.00, 3500.00,-50.00), -- [A] 2 aberrantes (20240801,'ART-009','MCH-006',19.00, 2300.00,99999.00), (20240901,'ART-006','MCH-007',25.00,999999.00,12.00), -- [I] 1 incohérence (QuantiteProduite &gt; capacité journalière possible) (20241001,'ART-002','MCH-002',480.00,50000.00,99000.00), -- [Z] 1 tout à zéro (20241101,'ART-005','MCH-006',0.00, <text:s text:c="3"/>0.00, <text:s text:c="2"/>0.00), -- [DEL] 1 Nb_Heure=0 → division par zéro pour KPI rentabilité (20241201,'ART-007','MCH-003',0.00, 5400.00, <text:s/>45.00);</text:p>
      <text:p text:style-name="Text_20_body">-- ============================================================ -- <text:s/>FAIT_Ventes — 42 lignes -- <text:s/>30✅ | 2[D] | 3[N] | 2[NEG] | 2[A] | 1[I] | 1[Z] | 1[DEL] -- <text:soft-page-break/>============================================================ INSERT INTO FAIT_Ventes (Id_temps,Id_produit,Id_client,QteVendue,MontantVenteHT) VALUES -- ✅ 30 normales (20240101,'ART-001','C-10000',25.00, 9462.50), (20240101,'ART-002','C-30000', 4.00, 5798.80), (20240101,'ART-009','C-50000',16.00, 1328.00), (20240201,'ART-001','C-20000',18.00, 7140.60), (20240201,'ART-007','C-40000', 6.00, 3217.80), (20240201,'ART-003','C-60000', 3.00, 3017.40), (20240301,'ART-001','C-10000',31.00,12297.70), (20240301,'ART-004','C-30000', 2.00, 9265.98), (20240301,'ART-006','C-70000', 7.00, 2028.60), (20240401,'ART-001','C-80000',20.00, 7934.00), (20240401,'ART-002','C-90000', 5.00, 7248.50), (20240401,'ART-010','C-20000', 3.00, 1953.30), (20240501,'ART-001','C-10000',25.00, 9462.50), (20240501,'ART-004','C-30000', 3.00,13898.97), (20240501,'ART-007','C-40000', 8.00, 4290.40), (20240601,'ART-001','C-60000',14.00, 5553.80), (20240601,'ART-003','C-50000', 5.00, 5029.00), (20240601,'ART-009','C-99000',20.00, 1660.00), (20240701,'ART-001','C-10000',10.00, 3967.00), (20240701,'ART-002','C-20000', 2.00, 2899.40), (20240801,'ART-001','C-80000',16.00, 6347.20), (20240801,'ART-007','C-70000', 4.00, 2145.20), (20240901,'ART-001','C-10000',30.00,11901.00), (20240901,'ART-004','C-30000', 2.00, 9265.98), (20241001,'ART-001','C-20000',25.00, 9462.50), (20241001,'ART-002','C-90000', 4.00, 5798.80), (20241101,'ART-001','C-10000',35.00,13834.50), (20241101,'ART-004','C-30000', 4.00,18531.96), (20241201,'ART-001','C-10000',40.00,15868.00), (20241201,'ART-002','C-20000', 6.00, 8698.20), -- [D] 2 doublons (20240101,'ART-001','C-10000',25.00, 9462.50), (20240201,'ART-001','C-20000',18.00, 7140.60), -- [N] 3 NULL (20240301,'ART-005','C-50000', NULL, 1910.00), (20240401,'ART-009','C-99000',10.00, <text:s text:c="3"/>NULL), (20240501,'ART-006','C-70000', NULL, <text:s text:c="3"/>NULL), -- [NEG] 2 négatives (20240601,'ART-008','C-40000',-3.00, <text:s/>580.10), (20240701,'ART-005','C-80000', 5.00, -955.00), -- [A] 2 aberrantes (20240801,'ART-010','C-60000', 3.00,999999.00), (20240901,'ART-009','C-50000',9999.00,829917.00), -- [I] 1 incohérence (QteVendue &gt; 0 mais MontantVenteHT = 0) (20241001,'ART-003','C-30000',10.00, <text:s text:c="3"/>0.00), -- [Z] 1 tout à zéro (20241101,'ART-003','C-60000', 0.00, <text:s text:c="3"/>0.00), -- [DEL] 1 QteVendue=0 mais MontantVenteHT &gt; 0 (division par zéro prix unitaire) (20241201,'ART-007','C-80000', 0.00, 4290.40);</text:p>
      <text:p text:style-name="Text_20_body">-- ============================================================ -- <text:s/>FAIT_Stock — 42 lignes -- <text:s/>30✅ | 2[D] | 3[N] | 2[NEG] | 2[A] | 1[I] | 1[Z] | 1[DEL] -- ============================================================ INSERT INTO FAIT_Stock (Id_temps,Id_produit,StockEntree,StockSortie) VALUES -- ✅ 30 normales (20240101,'ART-001',200.00, 25.00), (20240101,'ART-002', 50.00, <text:s/>4.00), (20240201,'ART-001',130.00, 18.00), (20240201,'ART-003',100.00, <text:s/>3.00), (20240201,'ART-007', 80.00, <text:s/>6.00), (20240301,'ART-001',150.00, 31.00), (20240301,'ART-002', 60.00, <text:s/>5.00), (20240301,'ART-005',200.00, <text:s/>7.00), (20240401,'ART-001',125.00, 20.00), (20240401,'ART-004', 25.00, <text:s/>3.00), (20240401,'ART-010', 40.00, <text:s/>3.00), (20240501,'ART-001',165.00, 25.00), (20240501,'ART-003', 80.00, <text:s/>5.00), (20240501,'ART-007', 90.00, <text:s/>8.00), (20240601,'ART-001', 90.00, 14.00), (20240601,'ART-006',100.00, <text:s/>7.00), (20240601,'ART-009',400.00, 20.00), (20240701,'ART-001', 90.00, 10.00), (20240701,'ART-002', 30.00, <text:s/>2.00), (20240801,'ART-001',105.00, 16.00), (20240801,'ART-007', 70.00, <text:s/>4.00), (20240901,'ART-001',145.00, 30.00), (20240901,'ART-002', 55.00, <text:s/>4.00), (20241001,'ART-001',155.00, <text:soft-page-break/>25.00), (20241001,'ART-004', 30.00, <text:s/>4.00), (20241101,'ART-001',180.00, 35.00), (20241101,'ART-007',100.00, 10.00), (20241201,'ART-001',200.00, 40.00), (20241201,'ART-002', 70.00, <text:s/>6.00), (20241201,'ART-004', 25.00, <text:s/>5.00), -- [D] 2 doublons (20240101,'ART-001',200.00, 25.00), (20240201,'ART-001',130.00, 18.00), -- [N] 3 NULL (20240301,'ART-008', <text:s/>NULL, <text:s/>5.00), (20240401,'ART-006', 45.00, <text:s/>NULL), (20240501,'ART-009', <text:s/>NULL, <text:s/>NULL), -- [NEG] 2 négatives (20240601,'ART-005',-200.00,10.00), (20240701,'ART-008',100.00,-50.00), -- [A] 2 aberrantes (20240801,'ART-009', 80.00,99999.00), (20240901,'ART-008',99999.00, 5.00), -- [I] 1 incohérence (StockSortie &gt; StockEntree → stock négatif impossible) (20241001,'ART-005', 10.00,100.00), -- [Z] 1 tout à zéro (20241101,'ART-006', <text:s/>0.00, <text:s/>0.00), -- [DEL] 1 StockEntree=0 → division par zéro pour KPI rotation stock (20241201,'ART-009', <text:s/>0.00, 20.00);</text:p>
      <text:p text:style-name="Text_20_body">-- ============================================================ -- <text:s/>FAIT_Achats — 42 lignes -- <text:s/>30✅ | 2[D] | 3[N] | 2[NEG] | 2[A] | 1[I] | 1[Z] | 1[DEL] -- ============================================================ INSERT INTO FAIT_Achats (Id_temps,Id_produit,Id_fournisseur,QteCommandee,PrixUnitaireAchat,DelaiLivraisonReel) VALUES -- ✅ 30 normales (20240101,'ART-001','F-50000',200.00,180.00, <text:s/>7), (20240101,'ART-002','F-70000', 50.00,620.00, <text:s/>9), (20240201,'ART-001','F-50000',130.00,180.00, <text:s/>8), (20240201,'ART-007','F-60000', 80.00,245.00, <text:s/>7), (20240201,'ART-003','F-70000',100.00,460.00, 12), (20240301,'ART-001','F-50000',150.00,185.00, <text:s/>7), (20240301,'ART-004','F-80000', 20.00,2100.00,25), (20240301,'ART-006','F-10000',100.00,130.00, <text:s/>5), (20240401,'ART-001','F-50000',125.00,182.00, <text:s/>8), (20240401,'ART-002','F-70000', 40.00,625.00, 11), (20240401,'ART-010','F-20000', 40.00,295.00, 10), (20240501,'ART-001','F-50000',165.00,183.00, <text:s/>7), (20240501,'ART-003','F-70000', 80.00,462.00, 13), (20240501,'ART-007','F-60000', 90.00,247.00, <text:s/>6), (20240601,'ART-001','F-50000', 90.00,182.00, <text:s/>8), (20240601,'ART-009','F-10000',400.00, 39.00, <text:s/>6), (20240701,'ART-001','F-50000', 90.00,180.00, <text:s/>7), (20240701,'ART-004','F-80000', 10.00,2050.00,28), (20240801,'ART-001','F-50000',105.00,181.00, <text:s/>8), (20240801,'ART-007','F-60000', 70.00,246.00, <text:s/>7), (20240901,'ART-001','F-50000',145.00,184.00, <text:s/>7), (20240901,'ART-002','F-70000', 55.00,628.00, 10), (20241001,'ART-001','F-50000',155.00,185.00, <text:s/>8), (20241001,'ART-004','F-80000', 15.00,2100.00,24), (20241101,'ART-001','F-50000',180.00,186.00, <text:s/>7), (20241101,'ART-007','F-60000',100.00,248.00, <text:s/>6), (20241201,'ART-001','F-50000',200.00,188.00, <text:s/>9), (20241201,'ART-002','F-70000', 70.00,632.00, 11), (20241201,'ART-004','F-80000', 20.00,2150.00,27), (20230101,'ART-003','F-20000', 60.00,455.00, 10), -- [D] 2 doublons (20240101,'ART-001','F-50000',200.00,180.00, <text:s/>7), (20240201,'ART-001','F-50000',130.00,180.00, <text:s/>8), -- [N] 3 NULL (20240301,'ART-005','F-30000', <text:s/>NULL,175.00, <text:s/>8), (20240401,'ART-008','F-10000', 30.00, <text:s/>NULL, <text:s/>6), (20240501,'ART-005','F-40000', <text:s/>NULL, <text:s/>NULL,NULL), -- [NEG] 2 négatives (20240601,'ART-010','F-20000',-20.00,295.00, <text:s/>9), (20240701,'ART-008','F-30000', 30.00,-190.00, 6), -- [A] 2 aberrantes (20240801,'ART-006','F-30000', 60.00,99999.00, 9), (20240901,'ART-010','F-20000',9999.00,295.00,10), -- [I] 1 incohérence (DelaiReel &lt; 0 → impossible physiquement) (20241001,'ART-005','F-40000', 50.00,168.00, -3), -- [Z] 1 tout à <text:soft-page-break/>zéro (20241101,'ART-006','F-30000', <text:s/>0.00, <text:s/>0.00, <text:s/>0), -- [DEL] 1 délai=999 aberrant (erreur de saisie → fausse KPI retard) (20241201,'ART-008','F-40000', 50.00,190.00,999);</text:p>
      <text:p text:style-name="Text_20_body">-- ============================================================ -- <text:s/>FAIT_Qualite — 42 lignes -- <text:s/>30✅ | 2[D] | 3[N] | 2[NEG] | 2[A] | 1[I] | 1[Z] | 1[DEL] -- ============================================================ INSERT INTO FAIT_Qualite (Id_temps,Id_produit,Id_machine,QteDefectueuse,QteProduiteTotal) VALUES -- ✅ 30 normales (20240101,'ART-001','MCH-008', 2.00,120.00), (20240101,'ART-002','MCH-002', 1.00, 25.00), (20240201,'ART-001','MCH-008', 3.00,130.00), (20240201,'ART-007','MCH-003', 2.00, 35.00), (20240301,'ART-001','MCH-008', 2.00,150.00), (20240301,'ART-002','MCH-002', 2.00, 30.00), (20240401,'ART-001','MCH-008', 4.00,125.00), (20240401,'ART-004','MCH-004', 1.00, 10.00), (20240501,'ART-001','MCH-008', 3.00,165.00), (20240501,'ART-007','MCH-003', 3.00, 45.00), (20240601,'ART-001','MCH-008', 2.00, 90.00), (20240601,'ART-002','MCH-002', 1.00, 35.00), (20240701,'ART-001','MCH-008', 1.00, 90.00), (20240701,'ART-004','MCH-004', 1.00, <text:s/>7.00), (20240801,'ART-001','MCH-008', 2.00,105.00), (20240801,'ART-003','MCH-001', 2.00, 35.00), (20240901,'ART-001','MCH-008', 3.00,145.00), (20240901,'ART-002','MCH-002', 1.00, 28.00), (20241001,'ART-001','MCH-008', 4.00,155.00), (20241001,'ART-004','MCH-004', 1.00, <text:s/>9.00), (20241101,'ART-001','MCH-008', 5.00,180.00), (20241101,'ART-007','MCH-003', 2.00, 52.00), (20241201,'ART-001','MCH-008', 6.00,200.00), (20241201,'ART-002','MCH-002', 2.00, 40.00), (20240101,'ART-003','MCH-001', 1.00, 40.00), (20240201,'ART-005','MCH-006', 2.00, 80.00), (20240301,'ART-006','MCH-007', 0.00, 60.00), (20240401,'ART-007','MCH-003', 3.00, 35.00), (20240501,'ART-003','MCH-001', 2.00, 50.00), (20230101,'ART-005','MCH-006', 1.00, 75.00), -- [D] 2 doublons (20240101,'ART-001','MCH-008', 2.00,120.00), (20240201,'ART-001','MCH-008', 3.00,130.00), -- [N] 3 NULL (20240401,'ART-009','MCH-006', NULL, 90.00), (20240501,'ART-010','MCH-002', 2.00, <text:s/>NULL), (20240601,'ART-008','MCH-003', NULL, <text:s/>NULL), -- [NEG] 2 négatives (20240701,'ART-009','MCH-006',-5.00, 50.00), (20240801,'ART-010','MCH-002', 3.00,-105.00), -- [A] 2 aberrantes (20240901,'ART-009','MCH-006',9999.00,200.00), (20241001,'ART-010','MCH-002', 5.00,99999.00), -- [I] 1 incohérence (QteDefectueuse &gt; QteProduiteTotal → physiquement impossible) (20241101,'ART-009','MCH-006',150.00,20.00), -- [Z] 1 tout à zéro (20241201,'ART-010','MCH-002', 0.00, <text:s/>0.00), -- [DEL] 1 QteProduiteTotal=0 → division par zéro pour KPI taux défauts (20230101,'ART-008','MCH-003', 3.00, <text:s/>0.00);</text:p>
      <text:p text:style-name="Text_20_body">GO PRINT '✅ Tables de faits insérées (42 lignes chacune)';</text:p>
      <text:p text:style-name="Text_20_body">-- ══ VÉRIFICATION FINALE ══════════════════════════════════════ SELECT 'DIM_Temps' <text:s text:c="5"/>AS TableName,'DIMENSION' AS Type, COUNT(<text:span text:style-name="T1">) AS NbLignes FROM DIM_Temps <text:s text:c="5"/>UNION ALL</text:span> <text:span text:style-name="T1">SELECT 'DIM_Produit', <text:s text:c="2"/>'DIMENSION', <text:s/>COUNT(</text:span>) FROM DIM_Produit <text:s text:c="4"/>UNION ALL SELECT 'DIM_Machine', <text:s text:c="2"/>'DIMENSION', <text:s/>COUNT(<text:span text:style-name="T1">) FROM DIM_Machine <text:s text:c="4"/>UNION ALL</text:span> <text:span text:style-name="T1">SELECT 'DIM_Client', <text:s text:c="3"/>'DIMENSION', <text:s/>COUNT(</text:span>) FROM DIM_Client <text:s text:c="5"/>UNION ALL SELECT 'DIM_Fournisseur','DIMENSION', COUNT(<text:span text:style-name="T1">) FROM DIM_Fournisseur UNION ALL</text:span> <text:span text:style-name="T1">SELECT 'FAIT_Production','FAIT', <text:s text:c="5"/>COUNT(</text:span>) FROM FAIT_Production UNION ALL SELECT 'FAIT_Ventes', <text:s text:c="2"/>'FAIT', <text:s text:c="6"/>COUNT(<text:span text:style-name="T1">) FROM FAIT_Ventes <text:s text:c="4"/>UNION ALL</text:span> <text:span text:style-name="T1">SELECT 'FAIT_Stock', <text:s text:c="3"/>'FAIT', <text:s text:c="6"/>COUNT(</text:span>) FROM FAIT_Stock <text:s text:c="5"/>UNION ALL SELECT 'FAIT_Achats', <text:s text:c="2"/><text:soft-page-break/>'FAIT', <text:s text:c="6"/>COUNT(<text:span text:style-name="T1">) FROM FAIT_Achats <text:s text:c="4"/>UNION ALL</text:span> <text:span text:style-name="T1">SELECT 'FAIT_Qualite', <text:s/>'FAIT', <text:s text:c="6"/>COUNT(</text:span>) FROM FAIT_Qualite; G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8T21:54:22.228435000</meta:creation-date>
    <meta:generator>LibreOffice/26.2.0.3$Windows_X86_64 LibreOffice_project/620$Build-3</meta:generator>
    <dc:date>2026-03-09T13:43:23.984395400</dc:date>
    <meta:editing-duration>PT2H4M8S</meta:editing-duration>
    <meta:editing-cycles>11</meta:editing-cycles>
    <meta:document-statistic meta:table-count="1" meta:image-count="0" meta:object-count="0" meta:page-count="12" meta:paragraph-count="67" meta:word-count="3278" meta:character-count="38477" meta:non-whitespace-character-count="32020"/>
  </office:meta>
</office:document-meta>
</file>